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B Nazanin" svg:font-family="'B Nazanin'"/>
    <style:font-face style:name="Times new roman" svg:font-family="'Times new roman'" style:font-family-generic="roman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size-complex="14pt"/>
    </style:style>
    <style:style style:name="P2" style:family="paragraph" style:parent-style-name="Standard">
      <style:paragraph-properties fo:line-height="150%"/>
      <style:text-properties officeooo:rsid="00281f50" officeooo:paragraph-rsid="00281f50"/>
    </style:style>
    <style:style style:name="P3" style:family="paragraph" style:parent-style-name="Standard" style:list-style-name="L1">
      <style:paragraph-properties fo:line-height="150%" fo:text-align="justify" style:justify-single-word="false" style:writing-mode="rl-tb"/>
      <style:text-properties officeooo:paragraph-rsid="00224e6c"/>
    </style:style>
    <style:style style:name="P4" style:family="paragraph" style:parent-style-name="Standard" style:list-style-name="L1">
      <style:paragraph-properties fo:line-height="150%" fo:text-align="justify" style:justify-single-word="false" style:writing-mode="rl-tb"/>
      <style:text-properties officeooo:rsid="00224e6c" officeooo:paragraph-rsid="00224e6c" style:font-size-complex="14pt"/>
    </style:style>
    <style:style style:name="P5" style:family="paragraph" style:parent-style-name="Standard">
      <style:paragraph-properties fo:line-height="200%" fo:text-align="center" style:justify-single-word="false" style:writing-mode="rl-tb"/>
      <style:text-properties fo:font-weight="bold" officeooo:rsid="00224e6c" officeooo:paragraph-rsid="00224e6c" fo:background-color="#ffff00" style:font-weight-asian="bold" style:font-size-complex="16pt" style:font-weight-complex="bold"/>
    </style:style>
    <style:style style:name="T1" style:family="text">
      <style:text-properties officeooo:rsid="00224e6c"/>
    </style:style>
    <style:style style:name="T2" style:family="text">
      <style:text-properties officeooo:rsid="00224e6c" style:font-size-complex="14pt"/>
    </style:style>
    <style:style style:name="T3" style:family="text">
      <style:text-properties officeooo:rsid="00227f5e" style:font-size-complex="14pt"/>
    </style:style>
    <style:style style:name="T4" style:family="text">
      <style:text-properties officeooo:rsid="00281f50" style:font-size-complex="14pt"/>
    </style:style>
    <style:style style:name="T5" style:family="text">
      <style:text-properties officeooo:rsid="00227f5e"/>
    </style:style>
    <style:style style:name="T6" style:family="text">
      <style:text-properties officeooo:rsid="002310e6"/>
    </style:style>
    <style:style style:name="fr1" style:family="graphic" style:parent-style-name="OLE">
      <style:graphic-properties style:run-through="foreground" style:wrap="none" style:vertical-pos="bottom" style:vertical-rel="paragraph" style:horizontal-pos="center" style:horizontal-rel="paragraph" fo:padding="0.049cm" fo:border="0.06pt solid #000000" draw:ole-draw-aspect="1"/>
    </style:style>
    <style:style style:name="fr2" style:family="graphic" style:parent-style-name="OLE">
      <style:graphic-properties style:run-through="foreground" style:wrap="none" style:vertical-pos="top" style:vertical-rel="paragraph" style:horizontal-pos="center" style:horizontal-rel="paragraph" fo:padding="0.049cm" fo:border="0.06pt solid #000000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5">آزمایش کارآیی الگوریتم‌های تبدیل تاریخ با دو روش کبیسه‌بندی متفاوت</text:p>
      <text:list xml:id="list3199448431" text:style-name="L1">
        <text:list-item>
          <text:p text:style-name="P3"><text:span text:style-name="T2">روش </text:span><text:span text:style-name="T4">آزمایش</text:span><text:span text:style-name="T2">: </text:span><text:span text:style-name="T3">بیش از ۵</text:span><text:span text:style-name="T2"> میلیون مرتبه فراخوانی توابع (بازه‌ی ۳۰۰۰ سال با ۵ بار تکرار)</text:span></text:p>
        </text:list-item>
        <text:list-item>
          <text:p text:style-name="P4">نمودارها بر اساس مدّت‌زمان <text:span text:style-name="T6">اجرا: </text:span>ستون‌های کوتاه‌تر = سرعت و کارآیی بیشتر</text:p>
        </text:list-item>
      </text:list>
      <text:p text:style-name="P1"/>
      <text:p text:style-name="P2"><draw:frame draw:style-name="fr2" draw:name="Object1" text:anchor-type="char" svg:width="15.998cm" svg:height="8.998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char" svg:width="15.998cm" svg:height="8.998cm" draw:z-index="1"><draw:object xlink:href="./Object 2" xlink:type="simple" xlink:show="embed" xlink:actuate="onLoad"/><draw:image xlink:href="./ObjectReplacements/Object 2" xlink:type="simple" xlink:show="embed" xlink:actuate="onLoad"/><svg:desc>chart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B Nazanin" svg:font-family="'B Nazanin'"/>
    <style:font-face style:name="Times new roman" svg:font-family="'Times new roman'" style:font-family-generic="roman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B Nazani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B Nazanin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B Nazanin" style:font-family-complex="'B Nazanin'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B Nazanin" style:font-family-complex="'B Nazanin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B Nazanin" style:font-family-complex="'B Nazanin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B Nazanin" style:font-family-complex="'B Nazanin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04T15:05:44.612899435</meta:creation-date>
    <dc:date>2020-09-04T16:15:11.772916876</dc:date>
    <meta:editing-duration>PT48M9S</meta:editing-duration>
    <meta:editing-cycles>12</meta:editing-cycles>
    <meta:generator>LibreOffice/7.0.0.3$Linux_X86_64 LibreOffice_project/8061b3e9204bef6b321a21033174034a5e2ea88e</meta:generator>
    <meta:document-statistic meta:table-count="0" meta:image-count="0" meta:object-count="2" meta:page-count="1" meta:paragraph-count="3" meta:word-count="40" meta:character-count="214" meta:non-whitespace-character-count="17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family-complex="'B Roya'" style:font-size-complex="13pt" style:font-weight-complex="bold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family-complex="'B Roya'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B Roya'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family-complex="'B Roya'" style:font-size-complex="12pt"/>
    </style:style>
    <style:style style:name="ch9" style:family="chart" style:data-style-name="N0">
      <style:chart-properties chart:link-data-style-to-source="true"/>
      <style:graphic-properties draw:stroke="none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468a1a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96cm" svg:height="8.895cm" xlink:href="." xlink:type="simple" chart:class="chart:bar" chart:style-name="ch1">
        <chart:title svg:x="3.367cm" svg:y="0.312cm" chart:style-name="ch2">
          <text:p>تبدیل از تاریخ میلادی گرگوری به هـ.شمسی (جاوا اسکریپت)</text:p>
        </chart:title>
        <chart:legend chart:legend-position="end" svg:x="12.442cm" svg:y="3.952cm" style:legend-expansion="high" chart:style-name="ch3"/>
        <chart:plot-area chart:style-name="ch4" chart:data-source-has-labels="both" svg:x="1.408cm" svg:y="1.216cm" svg:width="10.717cm" svg:height="7.502cm">
          <chart:coordinate-region svg:x="2.294cm" svg:y="1.39cm" svg:width="9.831cm" svg:height="6.681cm"/>
          <chart:axis chart:dimension="x" chart:name="primary-x" chart:style-name="ch5" chartooo:axis-type="auto">
            <chartooo:date-scale/>
            <chart:categories table:cell-range-address="local-table.$A$2:.$A$4"/>
            <chart:grid chart:style-name="ch6" chart:class="major"/>
          </chart:axis>
          <chart:axis chart:dimension="y" chart:name="primary-y" chart:style-name="ch7">
            <chart:title svg:x="0.451cm" svg:y="6.374cm" chart:style-name="ch8">
              <text:p>مدّت‌زمان اجرا (ms)</text:p>
            </chart:title>
            <chart:grid chart:style-name="ch6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series chart:style-name="ch10" chart:values-cell-range-address="local-table.$C$2:.$C$4" chart:label-cell-address="local-table.$C$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کبیسه‌بندی اعتدال بهاری</text:p>
              </table:table-cell>
              <table:table-cell office:value-type="string">
                <text:p>کبیسه‌بندی ثابت ۳۳ساله</text:p>
              </table:table-cell>
            </table:table-row>
          </table:table-header-rows>
          <table:table-rows>
            <table:table-row>
              <table:table-cell office:value-type="string">
                <text:p>Node_js 12</text:p>
              </table:table-cell>
              <table:table-cell office:value-type="float" office:value="600">
                <text:p>6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Firefox 80</text:p>
              </table:table-cell>
              <table:table-cell office:value-type="float" office:value="1100">
                <text:p>11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Chromium 83</text:p>
              </table:table-cell>
              <table:table-cell office:value-type="float" office:value="700">
                <text:p>700</text:p>
              </table:table-cell>
              <table:table-cell office:value-type="float" office:value="235">
                <text:p>2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0.3$Linux_X86_64 LibreOffice_project/8061b3e9204bef6b321a21033174034a5e2ea88e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family-complex="'B Roya'" style:font-style-name-complex="Bold" style:font-size-complex="13pt" style:font-weight-complex="bold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family-complex="'B Roya'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B Roya'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family-complex="'B Roya'" style:font-size-complex="12pt"/>
    </style:style>
    <style:style style:name="ch9" style:family="chart" style:data-style-name="N0">
      <style:chart-properties chart:link-data-style-to-source="true"/>
      <style:graphic-properties draw:stroke="none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468a1a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96cm" svg:height="8.895cm" xlink:href="." xlink:type="simple" chart:class="chart:bar" chart:style-name="ch1">
        <chart:title svg:x="3.367cm" svg:y="0.312cm" chart:style-name="ch2">
          <text:p>تبدیل از تاریخ هـ.شمسی به میلادی گرگوری (جاوا اسکریپت)</text:p>
        </chart:title>
        <chart:legend chart:legend-position="end" svg:x="12.442cm" svg:y="3.952cm" style:legend-expansion="high" chart:style-name="ch3"/>
        <chart:plot-area chart:style-name="ch4" chart:data-source-has-labels="both" svg:x="1.408cm" svg:y="1.216cm" svg:width="10.717cm" svg:height="7.502cm">
          <chart:coordinate-region svg:x="2.294cm" svg:y="1.39cm" svg:width="9.831cm" svg:height="6.681cm"/>
          <chart:axis chart:dimension="x" chart:name="primary-x" chart:style-name="ch5" chartooo:axis-type="auto">
            <chartooo:date-scale/>
            <chart:categories table:cell-range-address="local-table.$A$2:.$A$4"/>
            <chart:grid chart:style-name="ch6" chart:class="major"/>
          </chart:axis>
          <chart:axis chart:dimension="y" chart:name="primary-y" chart:style-name="ch7">
            <chart:title svg:x="0.451cm" svg:y="6.374cm" chart:style-name="ch8">
              <text:p>مدّت‌زمان اجرا (ms)</text:p>
            </chart:title>
            <chart:grid chart:style-name="ch6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series chart:style-name="ch10" chart:values-cell-range-address="local-table.$C$2:.$C$4" chart:label-cell-address="local-table.$C$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کبیسه‌بندی اعتدال بهاری</text:p>
              </table:table-cell>
              <table:table-cell office:value-type="string">
                <text:p>کبیسه‌بندی ثابت ۳۳ساله</text:p>
              </table:table-cell>
            </table:table-row>
          </table:table-header-rows>
          <table:table-rows>
            <table:table-row>
              <table:table-cell office:value-type="string">
                <text:p>Node_js 12</text:p>
              </table:table-cell>
              <table:table-cell office:value-type="float" office:value="700">
                <text:p>70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Firefox 80</text:p>
              </table:table-cell>
              <table:table-cell office:value-type="float" office:value="1800">
                <text:p>18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Chromium 83</text:p>
              </table:table-cell>
              <table:table-cell office:value-type="float" office:value="760">
                <text:p>760</text:p>
              </table:table-cell>
              <table:table-cell office:value-type="float" office:value="295">
                <text:p>2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0.3$Linux_X86_64 LibreOffice_project/8061b3e9204bef6b321a21033174034a5e2ea88e</meta:generator>
  </office:meta>
</office:document-meta>
</file>

<file path=Object 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